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d81a2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4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4"><text:span text:style-name="T4">xhr.onreadystatechange = function () {</text:span></text:p>
      <text:p text:style-name="P2"><text:span text:style-name="T4"><text:tab/>if (xhr.readyState == XMLHttpRequest.DONE &amp;&amp; xhr.status == 200) {</text:span></text:p>
      <text:p text:style-name="P2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3"><text:span text:style-name="T4"><text:tab/>}</text:span></text:p>
      <text:p text:style-name="P3"><text:span text:style-name="T4">};</text:span>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/ 점수(accuracy) - balloon의 경우 제외 / 몇 분 걸리는 지 (이건 descriptor로부터 받아야 됨 ‘balloon_exp:풍선 실험 입니다.:5min’ 이런 식으로.</text:span></text:p>
      <text:p text:style-name="P1"/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6.0.3.2$Linux_X86_64 LibreOffice_project/00m0$Build-2</meta:generator>
    <dc:date>2018-08-29T00:13:09.007222137</dc:date>
    <meta:editing-duration>PT16M15S</meta:editing-duration>
    <meta:editing-cycles>9</meta:editing-cycles>
    <meta:document-statistic meta:table-count="0" meta:image-count="0" meta:object-count="0" meta:page-count="1" meta:paragraph-count="22" meta:word-count="474" meta:character-count="1247" meta:non-whitespace-character-count="1038"/>
  </office:meta>
</office:document-meta>
</file>